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3">
      <style:graphic-properties draw:fill="none" draw:stroke="dash" draw:stroke-dash="a472" svg:stroke-width="0.01042in" svg:stroke-color="#000000" svg:stroke-opacity="10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dash" draw:stroke-dash="a480" svg:stroke-width="0.01042in" svg:stroke-color="#00000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0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0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4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63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21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2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8">
      <style:graphic-properties draw:fill="none" draw:stroke="solid" svg:stroke-width="0.01042in" svg:stroke-color="#000000" draw:marker-end="a647" svg:stroke-opacity="100%" draw:stroke-linejoin="miter" svg:stroke-linecap="butt"/>
    </style:style>
    <style:style style:family="paragraph" style:name="a37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000000" draw:marker-end="a652" svg:stroke-opacity="100%" draw:stroke-linejoin="miter" svg:stroke-linecap="butt"/>
    </style:style>
    <style:style style:family="graphic" style:name="a59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8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3297in" svg:y="1.13483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331in" svg:y="1.18233in" svg:width="0.68134in" svg:height="0.26564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88" draw:style-name="a651" draw:name="ZoneTexte 6" svg:x="1.32027in" svg:y="0.47891in" svg:width="0.56791in" svg:height="0.16101in">
            <draw:text-box>
              <text:p text:style-name="a650" text:class-names="" text:cond-style-name=""><text:span text:style-name="a649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89" draw:style-name="a653" draw:name="Connecteur droit avec flèche 8">
            <svg:title/>
            <svg:desc/>
          </draw:connector>
        </draw:g>
        <draw:g draw:name="Groupe 18" draw:id="id66">
          <svg:title/>
          <svg:desc/>
          <draw:frame draw:id="id186" draw:style-name="a646" draw:name="ZoneTexte 9" svg:x="1.30621in" svg:y="0.67833in" svg:width="0.54596in" svg:height="0.16101in">
            <draw:text-box>
              <text:p text:style-name="a645" text:class-names="" text:cond-style-name=""><text:span text:style-name="a644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87" draw:style-name="a648" draw:name="Connecteur droit avec flèche 10">
            <svg:title/>
            <svg:desc/>
          </draw:connector>
        </draw:g>
        <draw:connector draw:type="line" svg:x1="2.24704in" svg:y1="1.31884in" draw:start-shape="id67" draw:start-glue-point="1" svg:x2="2.8263in" svg:y2="1.32033in" draw:end-shape="id68" draw:end-glue-point="3" draw:id="id69" draw:style-name="a364" draw:name="Connecteur droit 21">
          <svg:title/>
          <svg:desc/>
        </draw:connector>
        <draw:custom-shape svg:x="2.8263in" svg:y="1.14313in" svg:width="0.68134in" svg:height="0.35441in" draw:id="id68" draw:style-name="a367" draw:name="Rectangle à coins arrondis 22">
          <svg:title/>
          <svg:desc/>
          <text:p text:style-name="a366" text:class-names="" text:cond-style-name=""><text:span text:style-name="a365" text:class-names="">TF1: Increase 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3995in" svg:y2="1.31521in" draw:end-shape="id70" draw:end-glue-point="3" draw:id="id71" draw:style-name="a368" draw:name="Connecteur droit 24">
          <svg:title/>
          <svg:desc/>
        </draw:connector>
        <draw:frame draw:id="id72" draw:style-name="a371" draw:name="ZoneTexte 188" svg:x="0.06493in" svg:y="0.12993in" svg:width="2.47773in" svg:height="0.2271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2.8681in" svg:y="4.38351in" svg:width="0.68134in" svg:height="0.26564in" draw:id="id73" draw:style-name="a374" draw:name="Rectangle à coins arrondis 22">
          <svg:title/>
          <svg:desc/>
          <text:p text:style-name="a373" text:class-names="" text:cond-style-name=""><text:span text:style-name="a372" text:class-names="">TF2: 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6926in" svg:y="6.88068in" svg:width="0.68134in" svg:height="0.35221in" draw:id="id74" draw:style-name="a377" draw:name="Rectangle à coins arrondis 22">
          <svg:title/>
          <svg:desc/>
          <text:p text:style-name="a376" text:class-names="" text:cond-style-name=""><text:span text:style-name="a375" text:class-names="">TF3: Dry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5">
          <svg:title/>
          <svg:desc/>
          <draw:connector draw:type="line" svg:x1="4.21268in" svg:y1="0.25235in" svg:x2="4.61558in" svg:y2="0.25235in" draw:id="id183" draw:style-name="a639" draw:name="Connecteur droit 24">
            <svg:title/>
            <svg:desc/>
          </draw:connector>
          <draw:connector draw:type="line" svg:x1="4.41649in" svg:y1="0.25235in" svg:x2="4.41413in" svg:y2="0.49737in" draw:id="id184" draw:style-name="a640" draw:name="Connecteur droit 24">
            <svg:title/>
            <svg:desc/>
          </draw:connector>
          <draw:frame draw:id="id185" draw:style-name="a643" draw:name="ZoneTexte 32" svg:x="4.62367in" svg:y="0.28548in" svg:width="0.54596in" svg:height="0.16101in">
            <draw:text-box>
              <text:p text:style-name="a642" text:class-names="" text:cond-style-name=""><text:span text:style-name="a641" text:class-names="">: And</text:span></text:p>
            </draw:text-box>
            <svg:title/>
            <svg:desc/>
          </draw:frame>
        </draw:g>
        <draw:g draw:name="Groupe 119" draw:id="id76">
          <svg:title/>
          <svg:desc/>
          <draw:connector draw:type="line" svg:x1="5.16963in" svg:y1="0.22575in" svg:x2="5.53655in" svg:y2="0.22575in" draw:id="id180" draw:style-name="a634" draw:name="Connecteur droit 24">
            <svg:title/>
            <svg:desc/>
          </draw:connector>
          <draw:connector draw:type="line" svg:x1="5.17753in" svg:y1="0.22575in" svg:x2="5.53655in" svg:y2="0.45816in" draw:id="id181" draw:style-name="a635" draw:name="Connecteur droit 24">
            <svg:title/>
            <svg:desc/>
          </draw:connector>
          <draw:frame draw:id="id182" draw:style-name="a638" draw:name="ZoneTexte 33" svg:x="5.59741in" svg:y="0.20031in" svg:width="0.63293in" svg:height="0.36941in">
            <draw:text-box>
              <text:p text:style-name="a637" text:class-names="" text:cond-style-name=""><text:span text:style-name="a636" text:class-names="">: Inclusive Or (one or more possibility)</text:span></text:p>
            </draw:text-box>
            <svg:title/>
            <svg:desc/>
          </draw:frame>
        </draw:g>
        <draw:custom-shape svg:x="4.90497in" svg:y="1.77469in" svg:width="0.68134in" svg:height="0.26564in" draw:id="id77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4399in" svg:y="2.4071in" svg:width="0.68134in" svg:height="0.26564in" draw:id="id78" draw:style-name="a383" draw:name="Rectangle à coins arrondis 4">
          <svg:title/>
          <svg:desc/>
          <text:p text:style-name="a382" text:class-names="" text:cond-style-name=""><text:span text:style-name="a381" text:class-names="">Un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4399in" svg:y2="2.53992in" draw:end-shape="id78" draw:end-glue-point="3" draw:id="id79" draw:style-name="a384" draw:name="Connecteur droit 24">
          <svg:title/>
          <svg:desc/>
        </draw:connector>
        <draw:connector draw:type="line" svg:x1="2.63656in" svg:y1="1.31665in" svg:x2="2.63333in" svg:y2="10.36309in" draw:id="id80" draw:style-name="a385" draw:name="Connecteur droit 24">
          <svg:title/>
          <svg:desc/>
        </draw:connector>
        <draw:connector draw:type="line" svg:x1="2.62872in" svg:y1="7.05378in" svg:x2="2.86926in" svg:y2="7.05679in" draw:end-shape="id74" draw:end-glue-point="3" draw:id="id81" draw:style-name="a386" draw:name="Connecteur droit 21">
          <svg:title/>
          <svg:desc/>
        </draw:connector>
        <draw:connector draw:type="line" svg:x1="2.63042in" svg:y1="4.51633in" svg:x2="2.8681in" svg:y2="4.51633in" draw:end-shape="id73" draw:end-glue-point="3" draw:id="id82" draw:style-name="a387" draw:name="Connecteur droit 21">
          <svg:title/>
          <svg:desc/>
        </draw:connector>
        <draw:connector draw:type="line" svg:x1="5.58465in" svg:y1="1.31515in" draw:start-shape="id64" draw:start-glue-point="1" svg:x2="5.92992in" svg:y2="1.31132in" draw:end-shape="id83" draw:end-glue-point="3" draw:id="id84" draw:style-name="a388" draw:name="Connecteur droit 24">
          <svg:title/>
          <svg:desc/>
        </draw:connector>
        <draw:custom-shape svg:x="5.92992in" svg:y="1.1785in" svg:width="0.68134in" svg:height="0.26564in" draw:id="id83" draw:style-name="a391" draw:name="Rectangle à coins arrondis 4">
          <svg:title/>
          <svg:desc/>
          <text:p text:style-name="a390" text:class-names="" text:cond-style-name=""><text:span text:style-name="a389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5216in" svg:y="1.77385in" svg:width="0.68134in" svg:height="0.26564in" draw:id="id85" draw:style-name="a394" draw:name="Rectangle à coins arrondis 4">
          <svg:title/>
          <svg:desc/>
          <text:p text:style-name="a393" text:class-names="" text:cond-style-name=""><text:span text:style-name="a392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58631in" svg:y1="1.90751in" draw:start-shape="id77" draw:start-glue-point="1" svg:x2="5.95216in" svg:y2="1.90667in" draw:end-shape="id85" draw:end-glue-point="3" draw:id="id86" draw:style-name="a395" draw:name="Connecteur droit 24">
          <svg:title/>
          <svg:desc/>
        </draw:connector>
        <draw:custom-shape svg:x="4.90497in" svg:y="2.32377in" svg:width="0.84315in" svg:height="0.43897in" draw:id="id87" draw:style-name="a400" draw:name="Rectangle à coins arrondis 4">
          <svg:title/>
          <svg:desc/>
          <text:p text:style-name="a397" text:class-names="" text:cond-style-name=""><text:span text:style-name="a396" text:class-names="">By warm airflow</text:span></text:p>
          <text:p text:style-name="a399" text:class-names="" text:cond-style-name=""><text:span text:style-name="a39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533in" svg:y1="2.53992in" draw:start-shape="id78" draw:start-glue-point="1" svg:x2="4.90497in" svg:y2="2.54325in" draw:end-shape="id87" draw:end-glue-point="3" draw:id="id88" draw:style-name="a401" draw:name="Connecteur droit 24">
          <svg:title/>
          <svg:desc/>
        </draw:connector>
        <draw:custom-shape svg:x="6.057in" svg:y="3.38371in" svg:width="0.68134in" svg:height="0.26564in" draw:id="id89" draw:style-name="a404" draw:name="Rectangle à coins arrondis 4">
          <svg:title/>
          <svg:desc/>
          <text:p text:style-name="a403" text:class-names="" text:cond-style-name=""><text:span text:style-name="a402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74812in" svg:y1="2.54325in" draw:start-shape="id87" draw:start-glue-point="1" svg:x2="6.05081in" svg:y2="2.54325in" draw:id="id90" draw:style-name="a405" draw:name="Connecteur droit 24">
          <svg:title/>
          <svg:desc/>
        </draw:connector>
        <draw:custom-shape svg:x="6.057in" svg:y="3.7038in" svg:width="0.68134in" svg:height="0.26564in" draw:id="id91" draw:style-name="a408" draw:name="Rectangle à coins arrondis 4">
          <svg:title/>
          <svg:desc/>
          <text:p text:style-name="a407" text:class-names="" text:cond-style-name=""><text:span text:style-name="a406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1207in" svg:y1="2.54325in" svg:x2="5.81207in" svg:y2="3.8377in" draw:id="id92" draw:style-name="a409" draw:name="Connecteur droit 24">
          <svg:title/>
          <svg:desc/>
        </draw:connector>
        <draw:connector draw:type="line" svg:x1="5.81207in" svg:y1="3.83499in" svg:x2="6.057in" svg:y2="3.83662in" draw:end-shape="id91" draw:end-glue-point="3" draw:id="id93" draw:style-name="a410" draw:name="Connecteur droit 24">
          <svg:title/>
          <svg:desc/>
        </draw:connector>
        <draw:custom-shape svg:x="6.06644in" svg:y="8.64505in" svg:width="0.68134in" svg:height="0.26564in" draw:id="id94" draw:style-name="a413" draw:name="Rectangle à coins arrondis 4">
          <svg:title/>
          <svg:desc/>
          <text:p text:style-name="a412" text:class-names="" text:cond-style-name=""><text:span text:style-name="a411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4.32723in" svg:y2="8.7511in" draw:end-shape="id96" draw:end-glue-point="3" draw:id="id97" draw:style-name="a414" draw:name="Connecteur droit 24">
          <svg:title/>
          <svg:desc/>
        </draw:connector>
        <draw:frame draw:id="id98" draw:style-name="a417" draw:name="ZoneTexte 33" svg:x="6.7053in" svg:y="0.18128in" svg:width="0.81054in" svg:height="0.26521in">
          <draw:text-box>
            <text:p text:style-name="a416" text:class-names="" text:cond-style-name=""><text:span text:style-name="a415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9" draw:style-name="a418" draw:name="Connecteur droit 24">
          <svg:title/>
          <svg:desc/>
        </draw:connector>
        <draw:connector draw:type="line" svg:x1="6.33915in" svg:y1="0.23567in" svg:x2="6.73338in" svg:y2="0.46809in" draw:id="id100" draw:style-name="a419" draw:name="Connecteur droit 24">
          <svg:title/>
          <svg:desc/>
        </draw:connector>
        <draw:custom-shape svg:x="6.23034in" svg:y="0.18803in" svg:width="0.10881in" svg:height="0.11359in" draw:id="id101" draw:style-name="a422" draw:name="Ellipse 5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995in" svg:y="1.18239in" svg:width="0.68134in" svg:height="0.26564in" draw:id="id70" draw:style-name="a425" draw:name="Rectangle à coins arrondis 4">
          <svg:title/>
          <svg:desc/>
          <text:p text:style-name="a424" text:class-names="" text:cond-style-name=""><text:span text:style-name="a423" text:class-names="">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1.31521in" draw:start-shape="id70" draw:start-glue-point="1" svg:x2="4.90331in" svg:y2="1.31515in" draw:end-shape="id64" draw:end-glue-point="3" draw:id="id102" draw:style-name="a426" draw:name="Connecteur droit 24">
          <svg:title/>
          <svg:desc/>
        </draw:connector>
        <draw:connector draw:type="line" svg:x1="4.62129in" svg:y1="1.31521in" draw:start-shape="id70" draw:start-glue-point="1" svg:x2="4.90497in" svg:y2="1.90751in" draw:end-shape="id77" draw:end-glue-point="3" draw:id="id103" draw:style-name="a427" draw:name="Connecteur droit 24">
          <svg:title/>
          <svg:desc/>
        </draw:connector>
        <draw:custom-shape svg:x="3.93995in" svg:y="4.38351in" svg:width="0.68134in" svg:height="0.26564in" draw:id="id104" draw:style-name="a430" draw:name="Rectangle à coins arrondis 22">
          <svg:title/>
          <svg:desc/>
          <text:p text:style-name="a429" text:class-names="" text:cond-style-name=""><text:span text:style-name="a428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4.51633in" draw:start-shape="id73" draw:start-glue-point="1" svg:x2="3.93995in" svg:y2="4.51633in" draw:end-shape="id104" draw:end-glue-point="3" draw:id="id105" draw:style-name="a431" draw:name="Connecteur droit 21">
          <svg:title/>
          <svg:desc/>
        </draw:connector>
        <draw:custom-shape svg:x="3.93995in" svg:y="5.86396in" svg:width="0.68134in" svg:height="0.26564in" draw:id="id106" draw:style-name="a434" draw:name="Rectangle à coins arrondis 22">
          <svg:title/>
          <svg:desc/>
          <text:p text:style-name="a433" text:class-names="" text:cond-style-name=""><text:span text:style-name="a432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64231in" svg:y1="4.55649in" draw:start-shape="id107" draw:start-glue-point="6" svg:x2="3.93995in" svg:y2="5.99678in" draw:end-shape="id106" draw:end-glue-point="3" draw:id="id108" draw:style-name="a435" draw:name="Connecteur droit 21">
          <svg:title/>
          <svg:desc/>
        </draw:connector>
        <draw:custom-shape svg:x="5.0242in" svg:y="4.37823in" svg:width="0.68134in" svg:height="0.26564in" draw:id="id109" draw:style-name="a438" draw:name="Rectangle à coins arrondis 22">
          <svg:title/>
          <svg:desc/>
          <text:p text:style-name="a437" text:class-names="" text:cond-style-name=""><text:span text:style-name="a436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242in" svg:y2="4.51105in" draw:end-shape="id109" draw:end-glue-point="3" draw:id="id110" draw:style-name="a439" draw:name="Connecteur droit 21">
          <svg:title/>
          <svg:desc/>
        </draw:connector>
        <draw:custom-shape svg:x="5.01924in" svg:y="5.23505in" svg:width="0.68134in" svg:height="0.26564in" draw:id="id111" draw:style-name="a442" draw:name="Rectangle à coins arrondis 22">
          <svg:title/>
          <svg:desc/>
          <text:p text:style-name="a441" text:class-names="" text:cond-style-name=""><text:span text:style-name="a440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1924in" svg:y2="5.36787in" draw:end-shape="id111" draw:end-glue-point="3" draw:id="id112" draw:style-name="a443" draw:name="Connecteur droit 21">
          <svg:title/>
          <svg:desc/>
        </draw:connector>
        <draw:custom-shape svg:x="6.06644in" svg:y="5.86396in" svg:width="0.68134in" svg:height="0.26564in" draw:id="id113" draw:style-name="a446" draw:name="Rectangle à coins arrondis 22">
          <svg:title/>
          <svg:desc/>
          <text:p text:style-name="a445" text:class-names="" text:cond-style-name=""><text:span text:style-name="a444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644in" svg:y2="5.99678in" draw:end-shape="id113" draw:end-glue-point="3" draw:id="id114" draw:style-name="a447" draw:name="Connecteur droit 21">
          <svg:title/>
          <svg:desc/>
        </draw:connector>
        <draw:custom-shape svg:x="3.92819in" svg:y="6.83547in" svg:width="0.75724in" svg:height="0.43909in" draw:id="id115" draw:style-name="a452" draw:name="Rectangle à coins arrondis 22">
          <svg:title/>
          <svg:desc/>
          <text:p text:style-name="a449" text:class-names="" text:cond-style-name=""><text:span text:style-name="a448" text:class-names="">Without conservation of air</text:span></text:p>
          <text:p text:style-name="a451" text:class-names="" text:cond-style-name=""><text:span text:style-name="a450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506in" svg:y1="7.05678in" draw:start-shape="id74" draw:start-glue-point="1" svg:x2="3.92819in" svg:y2="7.05501in" draw:end-shape="id115" draw:end-glue-point="3" draw:id="id116" draw:style-name="a453" draw:name="Connecteur droit 21">
          <svg:title/>
          <svg:desc/>
        </draw:connector>
        <draw:custom-shape svg:x="3.92415in" svg:y="7.42225in" svg:width="0.75724in" svg:height="0.476in" draw:id="id117" draw:style-name="a458" draw:name="Rectangle à coins arrondis 22">
          <svg:title/>
          <svg:desc/>
          <text:p text:style-name="a455" text:class-names="" text:cond-style-name=""><text:span text:style-name="a454" text:class-names="">With conservation of air<text:s text:c="1"/></text:span></text:p>
          <text:p text:style-name="a457" text:class-names="" text:cond-style-name=""><text:span text:style-name="a456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70948in" svg:y1="7.05378in" svg:x2="3.92415in" svg:y2="7.66025in" draw:end-shape="id117" draw:end-glue-point="3" draw:id="id118" draw:style-name="a459" draw:name="Connecteur droit 21">
          <svg:title/>
          <svg:desc/>
        </draw:connector>
        <draw:custom-shape svg:x="6.06644in" svg:y="6.92112in" svg:width="0.68134in" svg:height="0.26564in" draw:id="id119" draw:style-name="a462" draw:name="Rectangle à coins arrondis 22">
          <svg:title/>
          <svg:desc/>
          <text:p text:style-name="a461" text:class-names="" text:cond-style-name=""><text:span text:style-name="a460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7139in" svg:y="7.52636in" svg:width="0.67638in" svg:height="0.26564in" draw:id="id120" draw:style-name="a465" draw:name="Rectangle à coins arrondis 22">
          <svg:title/>
          <svg:desc/>
          <text:p text:style-name="a464" text:class-names="" text:cond-style-name=""><text:span text:style-name="a463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543in" svg:y1="7.05501in" draw:start-shape="id115" draw:start-glue-point="1" svg:x2="6.06644in" svg:y2="7.05394in" draw:end-shape="id119" draw:end-glue-point="3" draw:id="id121" draw:style-name="a466" draw:name="Connecteur droit 21">
          <svg:title/>
          <svg:desc/>
        </draw:connector>
        <draw:connector draw:type="line" svg:x1="4.68139in" svg:y1="7.66025in" draw:start-shape="id117" draw:start-glue-point="1" svg:x2="6.07139in" svg:y2="7.65918in" draw:end-shape="id120" draw:end-glue-point="3" draw:id="id122" draw:style-name="a467" draw:name="Connecteur droit 21">
          <svg:title/>
          <svg:desc/>
        </draw:connector>
        <draw:custom-shape svg:x="6.07139in" svg:y="8.07057in" svg:width="0.67638in" svg:height="0.26564in" draw:id="id123" draw:style-name="a470" draw:name="Rectangle à coins arrondis 22">
          <svg:title/>
          <svg:desc/>
          <text:p text:style-name="a469" text:class-names="" text:cond-style-name=""><text:span text:style-name="a468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139in" svg:y1="7.66025in" draw:start-shape="id117" draw:start-glue-point="1" svg:x2="6.07139in" svg:y2="8.20339in" draw:end-shape="id123" draw:end-glue-point="3" draw:id="id124" draw:style-name="a471" draw:name="Connecteur droit 21">
          <svg:title/>
          <svg:desc/>
        </draw:connector>
        <draw:connector draw:type="line" svg:x1="2.74939in" svg:y1="0.98671in" svg:x2="2.73512in" svg:y2="9.49522in" draw:id="id125" draw:style-name="a473" draw:name="Connecteur droit 98">
          <svg:title/>
          <svg:desc/>
        </draw:connector>
        <draw:frame draw:id="id126" draw:style-name="a476" draw:name="ZoneTexte 33" svg:x="0.1423in" svg:y="0.68262in" svg:width="0.81054in" svg:height="0.16101in">
          <draw:text-box>
            <text:p text:style-name="a475" text:class-names="" text:cond-style-name=""><text:span text:style-name="a474" text:class-names="">Initial function</text:span></text:p>
          </draw:text-box>
          <svg:title/>
          <svg:desc/>
        </draw:frame>
        <draw:frame draw:id="id127" draw:style-name="a479" draw:name="ZoneTexte 33" svg:x="2.38944in" svg:y="0.71436in" svg:width="0.87771in" svg:height="0.16101in">
          <draw:text-box>
            <text:p text:style-name="a478" text:class-names="" text:cond-style-name=""><text:span text:style-name="a477" text:class-names="">Component functions</text:span></text:p>
          </draw:text-box>
          <svg:title/>
          <svg:desc/>
        </draw:frame>
        <draw:connector draw:type="line" svg:x1="5.77911in" svg:y1="1.15469in" svg:x2="5.75204in" svg:y2="9.81327in" draw:id="id128" draw:style-name="a481" draw:name="Connecteur droit 102">
          <svg:title/>
          <svg:desc/>
        </draw:connector>
        <draw:frame draw:id="id129" draw:style-name="a486" draw:name="ZoneTexte 33" svg:x="4.58078in" svg:y="0.65853in" svg:width="0.59676in" svg:height="0.26521in">
          <draw:text-box>
            <text:p text:style-name="a483" text:class-names="" text:cond-style-name=""><text:span text:style-name="a482" text:class-names="">Components</text:span></text:p>
            <text:p text:style-name="a485" text:class-names="" text:cond-style-name=""><text:span text:style-name="a484" text:class-names="">Solutions</text:span></text:p>
          </draw:text-box>
          <svg:title/>
          <svg:desc/>
        </draw:frame>
        <draw:custom-shape svg:x="2.8681in" svg:y="8.54851in" svg:width="0.68134in" svg:height="0.35777in" draw:id="id95" draw:style-name="a489" draw:name="Rectangle à coins arrondis 22">
          <svg:title/>
          <svg:desc/>
          <text:p text:style-name="a488" text:class-names="" text:cond-style-name=""><text:span text:style-name="a487" text:class-names="">TF4: 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2872in" svg:y1="8.72651in" svg:x2="2.8681in" svg:y2="8.7274in" draw:end-shape="id95" draw:end-glue-point="3" draw:id="id130" draw:style-name="a490" draw:name="Connecteur droit 21">
          <svg:title/>
          <svg:desc/>
        </draw:connector>
        <draw:custom-shape svg:x="6.05597in" svg:y="9.17303in" svg:width="0.68134in" svg:height="0.26564in" draw:id="id131" draw:style-name="a495" draw:name="Rectangle à coins arrondis 4">
          <svg:title/>
          <svg:desc/>
          <text:p text:style-name="a492" text:class-names="" text:cond-style-name=""><text:span text:style-name="a491" text:class-names="">All in drying<text:s text:c="1"/></text:span></text:p>
          <text:p text:style-name="a494" text:class-names="" text:cond-style-name=""><text:span text:style-name="a49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3773in" svg:y2="9.79444in" draw:end-shape="id133" draw:end-glue-point="3" draw:id="id134" draw:style-name="a496" draw:name="Connecteur droit 24">
          <svg:title/>
          <svg:desc/>
        </draw:connector>
        <draw:custom-shape svg:x="3.66451in" svg:y="7.00393in" svg:width="0.10881in" svg:height="0.11359in" draw:id="id135" draw:style-name="a499" draw:name="Ellipse 5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408in" svg:y="1.0191in" svg:width="2.03718in" svg:height="0.51126in" draw:id="id136" draw:style-name="a503" draw:name="Rectangle à coins arrondis 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7" draw:style-name="a506" draw:name="ZoneTexte 33" svg:x="5.98556in" svg:y="0.9925in" svg:width="0.64133in" svg:height="0.16101in">
          <draw:text-box>
            <text:p text:style-name="a505" text:class-names="" text:cond-style-name=""><text:span text:style-name="a504" text:class-names="">Heat module 1</text:span></text:p>
          </draw:text-box>
          <svg:title/>
          <svg:desc/>
        </draw:frame>
        <draw:custom-shape svg:x="3.86808in" svg:y="2.25787in" svg:width="3.06746in" svg:height="1.75541in" draw:id="id138" draw:style-name="a510" draw:name="Rectangle à coins arrondis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9" draw:style-name="a513" draw:name="ZoneTexte 33" svg:x="6.15937in" svg:y="2.25087in" svg:width="0.64133in" svg:height="0.16101in">
          <draw:text-box>
            <text:p text:style-name="a512" text:class-names="" text:cond-style-name=""><text:span text:style-name="a511" text:class-names="">Heat module 2</text:span></text:p>
          </draw:text-box>
          <svg:title/>
          <svg:desc/>
        </draw:frame>
        <draw:custom-shape svg:x="4.82526in" svg:y="1.62829in" svg:width="1.996in" svg:height="0.51126in" draw:id="id140" draw:style-name="a517" draw:name="Rectangle à coins arrondis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1" draw:style-name="a520" draw:name="ZoneTexte 33" svg:x="6.04509in" svg:y="1.60169in" svg:width="0.64133in" svg:height="0.16101in">
          <draw:text-box>
            <text:p text:style-name="a519" text:class-names="" text:cond-style-name=""><text:span text:style-name="a518" text:class-names="">Heat module 3</text:span></text:p>
          </draw:text-box>
          <svg:title/>
          <svg:desc/>
        </draw:frame>
        <draw:custom-shape svg:x="3.86808in" svg:y="4.18133in" svg:width="3.06746in" svg:height="0.95624in" draw:id="id142" draw:style-name="a524" draw:name="Rectangle à coins arrondis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style-name="a527" draw:name="ZoneTexte 33" svg:x="6.02417in" svg:y="4.171in" svg:width="0.91632in" svg:height="0.16101in">
          <draw:text-box>
            <text:p text:style-name="a526" text:class-names="" text:cond-style-name=""><text:span text:style-name="a525" text:class-names="">Convection module 1</text:span></text:p>
          </draw:text-box>
          <svg:title/>
          <svg:desc/>
        </draw:frame>
        <draw:custom-shape svg:x="3.8102in" svg:y="5.75243in" svg:width="3.06746in" svg:height="0.48085in" draw:id="id144" draw:style-name="a531" draw:name="Rectangle à coins arrondis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5" draw:style-name="a534" draw:name="ZoneTexte 33" svg:x="5.9663in" svg:y="5.72583in" svg:width="0.91632in" svg:height="0.16101in">
          <draw:text-box>
            <text:p text:style-name="a533" text:class-names="" text:cond-style-name=""><text:span text:style-name="a532" text:class-names="">Convection module 3</text:span></text:p>
          </draw:text-box>
          <svg:title/>
          <svg:desc/>
        </draw:frame>
        <draw:custom-shape svg:x="3.86808in" svg:y="6.76064in" svg:width="3.06746in" svg:height="0.58684in" draw:id="id146" draw:style-name="a538" draw:name="Rectangle à coins arrondis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541" draw:name="ZoneTexte 33" svg:x="5.94957in" svg:y="6.73404in" svg:width="0.99092in" svg:height="0.16101in">
          <draw:text-box>
            <text:p text:style-name="a540" text:class-names="" text:cond-style-name=""><text:span text:style-name="a539" text:class-names="">Deshumidifier module 1</text:span></text:p>
          </draw:text-box>
          <svg:title/>
          <svg:desc/>
        </draw:frame>
        <draw:custom-shape svg:x="5.87681in" svg:y="7.38081in" svg:width="1.04054in" svg:height="0.4906in" draw:id="id148" draw:style-name="a545" draw:name="Rectangle à coins arrondis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548" draw:name="ZoneTexte 33" svg:x="5.93138in" svg:y="7.35421in" svg:width="0.99092in" svg:height="0.16101in">
          <draw:text-box>
            <text:p text:style-name="a547" text:class-names="" text:cond-style-name=""><text:span text:style-name="a546" text:class-names="">Deshumidifier module 2</text:span></text:p>
          </draw:text-box>
          <svg:title/>
          <svg:desc/>
        </draw:frame>
        <draw:custom-shape svg:x="5.87681in" svg:y="7.91302in" svg:width="1.04054in" svg:height="0.4906in" draw:id="id150" draw:style-name="a552" draw:name="Rectangle à coins arrondis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55" draw:name="ZoneTexte 33" svg:x="5.93138in" svg:y="7.88642in" svg:width="0.99092in" svg:height="0.16101in">
          <draw:text-box>
            <text:p text:style-name="a554" text:class-names="" text:cond-style-name=""><text:span text:style-name="a553" text:class-names="">Deshumidifier module 3</text:span></text:p>
          </draw:text-box>
          <svg:title/>
          <svg:desc/>
        </draw:frame>
        <draw:custom-shape svg:x="5.87389in" svg:y="8.48734in" svg:width="1.04054in" svg:height="0.46419in" draw:id="id152" draw:style-name="a559" draw:name="Rectangle à coins arrondis 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3" draw:style-name="a562" draw:name="ZoneTexte 33" svg:x="6.07139in" svg:y="8.46074in" svg:width="0.848in" svg:height="0.16101in">
          <draw:text-box>
            <text:p text:style-name="a561" text:class-names="" text:cond-style-name=""><text:span text:style-name="a560" text:class-names="">Pipe module 1</text:span></text:p>
          </draw:text-box>
          <svg:title/>
          <svg:desc/>
        </draw:frame>
        <draw:custom-shape svg:x="5.86723in" svg:y="9.03102in" svg:width="1.04054in" svg:height="0.46419in" draw:id="id154" draw:style-name="a566" draw:name="Rectangle à coins arrondis 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569" draw:name="ZoneTexte 33" svg:x="6.06473in" svg:y="9.00443in" svg:width="0.848in" svg:height="0.16101in">
          <draw:text-box>
            <text:p text:style-name="a568" text:class-names="" text:cond-style-name=""><text:span text:style-name="a567" text:class-names="">Pipe module 2</text:span></text:p>
          </draw:text-box>
          <svg:title/>
          <svg:desc/>
        </draw:frame>
        <draw:custom-shape svg:x="6.04683in" svg:y="2.40881in" svg:width="0.68134in" svg:height="0.26564in" draw:id="id156" draw:style-name="a572" draw:name="Rectangle à coins arrondis 4">
          <svg:title/>
          <svg:desc/>
          <text:p text:style-name="a571" text:class-names="" text:cond-style-name=""><text:span text:style-name="a57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5597in" svg:y="2.7326in" svg:width="0.68134in" svg:height="0.26564in" draw:id="id157" draw:style-name="a575" draw:name="Rectangle à coins arrondis 4">
          <svg:title/>
          <svg:desc/>
          <text:p text:style-name="a574" text:class-names="" text:cond-style-name=""><text:span text:style-name="a57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6321in" svg:y="3.05129in" svg:width="0.68134in" svg:height="0.26564in" draw:id="id158" draw:style-name="a578" draw:name="Rectangle à coins arrondis 4">
          <svg:title/>
          <svg:desc/>
          <text:p text:style-name="a577" text:class-names="" text:cond-style-name=""><text:span text:style-name="a57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5652in" svg:y="2.49624in" svg:width="0.10881in" svg:height="0.11359in" draw:id="id159" draw:style-name="a581" draw:name="Ellipse 5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1518in" svg:y1="3.49982in" svg:x2="6.0601in" svg:y2="3.50145in" draw:id="id160" draw:style-name="a582" draw:name="Connecteur droit 24">
          <svg:title/>
          <svg:desc/>
        </draw:connector>
        <draw:connector draw:type="line" svg:x1="5.94939in" svg:y1="2.59319in" draw:start-shape="id159" draw:start-glue-point="6" svg:x2="6.05597in" svg:y2="2.86542in" draw:end-shape="id157" draw:end-glue-point="3" draw:id="id161" draw:style-name="a583" draw:name="Connecteur droit 24">
          <svg:title/>
          <svg:desc/>
        </draw:connector>
        <draw:connector draw:type="line" svg:x1="5.91092in" svg:y1="2.60983in" draw:start-shape="id159" draw:start-glue-point="2" svg:x2="6.06321in" svg:y2="3.18411in" draw:end-shape="id158" draw:end-glue-point="3" draw:id="id162" draw:style-name="a584" draw:name="Connecteur droit 24">
          <svg:title/>
          <svg:desc/>
        </draw:connector>
        <draw:custom-shape svg:x="6.06473in" svg:y="6.3715in" svg:width="0.68134in" svg:height="0.26564in" draw:id="id163" draw:style-name="a587" draw:name="Rectangle à coins arrondis 22">
          <svg:title/>
          <svg:desc/>
          <text:p text:style-name="a586" text:class-names="" text:cond-style-name=""><text:span text:style-name="a58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473in" svg:y2="6.50432in" draw:end-shape="id163" draw:end-glue-point="3" draw:id="id164" draw:style-name="a588" draw:name="Connecteur droit 21">
          <svg:title/>
          <svg:desc/>
        </draw:connector>
        <draw:custom-shape svg:x="5.91092in" svg:y="6.26861in" svg:width="0.97335in" svg:height="0.42258in" draw:id="id165" draw:style-name="a592" draw:name="Rectangle à coins arrondi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6" draw:style-name="a595" draw:name="ZoneTexte 33" svg:x="6.03773in" svg:y="6.24226in" svg:width="0.91632in" svg:height="0.16101in">
          <draw:text-box>
            <text:p text:style-name="a594" text:class-names="" text:cond-style-name=""><text:span text:style-name="a593" text:class-names="">Convection module 4</text:span></text:p>
          </draw:text-box>
          <svg:title/>
          <svg:desc/>
        </draw:frame>
        <draw:custom-shape svg:x="3.54944in" svg:y="4.45954in" svg:width="0.10881in" svg:height="0.11359in" draw:id="id107" draw:style-name="a598" draw:name="Ellipse 5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0554in" svg:y1="4.51105in" draw:start-shape="id109" draw:start-glue-point="1" svg:x2="6.07139in" svg:y2="4.51399in" draw:end-shape="id167" draw:end-glue-point="3" draw:id="id168" draw:style-name="a599" draw:name="Connecteur droit 21">
          <svg:title/>
          <svg:desc/>
        </draw:connector>
        <draw:custom-shape svg:x="6.07139in" svg:y="4.34242in" svg:width="0.68134in" svg:height="0.34315in" draw:id="id167" draw:style-name="a602" draw:name="Rectangle à coins arrondis 22">
          <svg:title/>
          <svg:desc/>
          <text:p text:style-name="a601" text:class-names="" text:cond-style-name=""><text:span text:style-name="a60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8109in" svg:y="4.71863in" svg:width="0.68134in" svg:height="0.29634in" draw:id="id169" draw:style-name="a605" draw:name="Rectangle à coins arrondis 22">
          <svg:title/>
          <svg:desc/>
          <text:p text:style-name="a604" text:class-names="" text:cond-style-name=""><text:span text:style-name="a603" text:class-names="">Hole in the upper sid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6723in" svg:y1="4.51633in" svg:x2="5.86723in" svg:y2="4.8668in" draw:id="id170" draw:style-name="a606" draw:name="Connecteur droit 21">
          <svg:title/>
          <svg:desc/>
        </draw:connector>
        <draw:connector draw:type="line" svg:x1="5.86723in" svg:y1="4.8668in" svg:x2="6.08109in" svg:y2="4.8668in" draw:end-shape="id169" draw:end-glue-point="3" draw:id="id171" draw:style-name="a607" draw:name="Connecteur droit 21">
          <svg:title/>
          <svg:desc/>
        </draw:connector>
        <draw:custom-shape svg:x="6.03773in" svg:y="9.66162in" svg:width="0.68134in" svg:height="0.26564in" draw:id="id133" draw:style-name="a610" draw:name="Rectangle à coins arrondis 4">
          <svg:title/>
          <svg:desc/>
          <text:p text:style-name="a609" text:class-names="" text:cond-style-name=""><text:span text:style-name="a608" text:class-names="">Compact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5597in" svg:y2="9.30585in" draw:end-shape="id131" draw:end-glue-point="3" draw:id="id172" draw:style-name="a611" draw:name="Connecteur droit 24">
          <svg:title/>
          <svg:desc/>
        </draw:connector>
        <draw:custom-shape svg:x="2.8681in" svg:y="10.13095in" svg:width="0.79015in" svg:height="0.49215in" draw:id="id173" draw:style-name="a614" draw:name="Rectangle à coins arrondis 22">
          <svg:title/>
          <svg:desc/>
          <text:p text:style-name="a613" text:class-names="" text:cond-style-name=""><text:span text:style-name="a612" text:class-names="">TF5: Create interaction between dry airflow and humid produc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3656in" svg:y1="10.37703in" svg:x2="2.8681in" svg:y2="10.37703in" draw:end-shape="id173" draw:end-glue-point="3" draw:id="id174" draw:style-name="a615" draw:name="Connecteur droit 21">
          <svg:title/>
          <svg:desc/>
        </draw:connector>
        <draw:custom-shape svg:x="1.45709in" svg:y="11.23808in" svg:width="0.79015in" svg:height="0.32192in" draw:id="id175" draw:style-name="a618" draw:name="Rectangle à coins arrondis 22">
          <svg:title/>
          <svg:desc/>
          <text:p text:style-name="a617" text:class-names="" text:cond-style-name=""><text:span text:style-name="a616" text:class-names="">Freeze dry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709in" svg:y2="11.39904in" draw:end-shape="id175" draw:end-glue-point="3" draw:id="id176" draw:style-name="a619" draw:name="Connecteur droit 21">
          <svg:title/>
          <svg:desc/>
        </draw:connector>
        <draw:custom-shape svg:x="1.45689in" svg:y="1.13184in" svg:width="0.79015in" svg:height="0.374in" draw:id="id67" draw:style-name="a622" draw:name="Rectangle à coins arrondis 22">
          <svg:title/>
          <svg:desc/>
          <text:p text:style-name="a621" text:class-names="" text:cond-style-name=""><text:span text:style-name="a620" text:class-names="">Drying by temperature elev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689in" svg:y2="1.31884in" draw:end-shape="id67" draw:end-glue-point="3" draw:id="id177" draw:style-name="a623" draw:name="Connecteur droit 21">
          <svg:title/>
          <svg:desc/>
        </draw:connector>
        <draw:custom-shape svg:x="4.33016in" svg:y="9.16905in" svg:width="0.68134in" svg:height="0.26564in" draw:id="id132" draw:style-name="a627" draw:name="Rectangle à coins arrondis 4">
          <svg:title/>
          <svg:desc/>
          <text:p text:style-name="a626" text:class-names="" text:cond-style-name=""><text:span text:style-name="a624" text:class-names="">Mono bloc</text:span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2723in" svg:y="8.61828in" svg:width="0.68134in" svg:height="0.26564in" draw:id="id96" draw:style-name="a631" draw:name="Rectangle à coins arrondis 4">
          <svg:title/>
          <svg:desc/>
          <text:p text:style-name="a630" text:class-names="" text:cond-style-name=""><text:span text:style-name="a628" text:class-names="">Multi bloc</text:span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0857in" svg:y1="8.7511in" draw:start-shape="id96" draw:start-glue-point="1" svg:x2="6.06644in" svg:y2="8.77787in" draw:end-shape="id94" draw:end-glue-point="3" draw:id="id178" draw:style-name="a632" draw:name="Connecteur droit 24">
          <svg:title/>
          <svg:desc/>
        </draw:connector>
        <draw:connector draw:type="line" svg:x1="3.54944in" svg:y1="8.72739in" draw:start-shape="id95" draw:start-glue-point="1" svg:x2="4.33016in" svg:y2="9.30187in" draw:end-shape="id132" draw:end-glue-point="3" draw:id="id179" draw:style-name="a633" draw:name="Connecteur droit 2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47" svg:viewBox="0 0 20 30" svg:d="m10 0-10 30h20z"/>
    <draw:marker draw:name="a652" svg:viewBox="0 0 20 30" svg:d="m10 0-10 30h20z"/>
    <draw:stroke-dash draw:name="a530" draw:style="rect" draw:dots1="1" draw:dots1-length="0.03125in" draw:distance="0.03125in"/>
    <draw:stroke-dash draw:name="a472" draw:style="rect" draw:dots1="1" draw:dots1-length="0.03127in" draw:distance="0.03127in"/>
    <draw:stroke-dash draw:name="a480" draw:style="rect" draw:dots1="1" draw:dots1-length="0.03127in" draw:distance="0.03127in"/>
    <draw:stroke-dash draw:name="a537" draw:style="rect" draw:dots1="1" draw:dots1-length="0.03125in" draw:distance="0.03125in"/>
    <draw:stroke-dash draw:name="a544" draw:style="rect" draw:dots1="1" draw:dots1-length="0.03125in" draw:distance="0.03125in"/>
    <draw:stroke-dash draw:name="a551" draw:style="rect" draw:dots1="1" draw:dots1-length="0.03125in" draw:distance="0.03125in"/>
    <draw:stroke-dash draw:name="a558" draw:style="rect" draw:dots1="1" draw:dots1-length="0.03125in" draw:distance="0.03125in"/>
    <draw:stroke-dash draw:name="a565" draw:style="rect" draw:dots1="1" draw:dots1-length="0.03125in" draw:distance="0.03125in"/>
    <draw:stroke-dash draw:name="a502" draw:style="rect" draw:dots1="1" draw:dots1-length="0.03125in" draw:distance="0.03125in"/>
    <draw:stroke-dash draw:name="a591" draw:style="rect" draw:dots1="1" draw:dots1-length="0.03125in" draw:distance="0.03125in"/>
    <draw:stroke-dash draw:name="a509" draw:style="rect" draw:dots1="1" draw:dots1-length="0.03125in" draw:distance="0.03125in"/>
    <draw:stroke-dash draw:name="a516" draw:style="rect" draw:dots1="1" draw:dots1-length="0.03125in" draw:distance="0.03125in"/>
    <draw:stroke-dash draw:name="a523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5.54408in" svg:width="1.6875in" svg:height="0.8928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11/2017</text:date></text:span></text:p>
        </draw:text-box>
        <svg:title/>
        <svg:desc/>
      </draw:frame>
      <draw:frame draw:id="id3" presentation:style-name="a28" draw:name="Footer Placeholder 4" svg:x="2.48438in" svg:y="15.54408in" svg:width="2.53125in" svg:height="0.8928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5.54408in" svg:width="1.6875in" svg:height="0.8928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74467in" svg:width="6.375in" svg:height="5.838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80857in" svg:width="5.625in" svg:height="4.04907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5.54408in" svg:width="1.6875in" svg:height="0.89289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11/2017</text:date></text:span></text:p>
        </draw:text-box>
        <svg:title/>
        <svg:desc/>
      </draw:frame>
      <draw:frame draw:id="id8" presentation:style-name="a47" draw:name="Footer Placeholder 4" svg:x="2.48438in" svg:y="15.54408in" svg:width="2.53125in" svg:height="0.8928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5.54408in" svg:width="1.6875in" svg:height="0.89289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929in" svg:width="6.46875in" svg:height="3.2415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46446in" svg:width="6.46875in" svg:height="10.6409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5.54408in" svg:width="1.6875in" svg:height="0.89289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11/2017</text:date></text:span></text:p>
        </draw:text-box>
        <svg:title/>
        <svg:desc/>
      </draw:frame>
      <draw:frame draw:id="id13" presentation:style-name="a79" draw:name="Footer Placeholder 4" svg:x="2.48438in" svg:y="15.54408in" svg:width="2.53125in" svg:height="0.8928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5.54408in" svg:width="1.6875in" svg:height="0.89289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18107in" svg:width="6.46875in" svg:height="6.97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1.22326in" svg:width="6.46875in" svg:height="3.668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5.54408in" svg:width="1.6875in" svg:height="0.8928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11/2017</text:date></text:span></text:p>
        </draw:text-box>
        <svg:title/>
        <svg:desc/>
      </draw:frame>
      <draw:frame draw:id="id18" presentation:style-name="a98" draw:name="Footer Placeholder 4" svg:x="2.48438in" svg:y="15.54408in" svg:width="2.53125in" svg:height="0.8928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5.54408in" svg:width="1.6875in" svg:height="0.8928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929in" svg:width="6.46875in" svg:height="3.2415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46446in" svg:width="3.1875in" svg:height="10.6409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46446in" svg:width="3.1875in" svg:height="10.6409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5.54408in" svg:width="1.6875in" svg:height="0.8928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11/2017</text:date></text:span></text:p>
        </draw:text-box>
        <svg:title/>
        <svg:desc/>
      </draw:frame>
      <draw:frame draw:id="id24" presentation:style-name="a147" draw:name="Footer Placeholder 5" svg:x="2.48438in" svg:y="15.54408in" svg:width="2.53125in" svg:height="0.8928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5.54408in" svg:width="1.6875in" svg:height="0.8928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929in" svg:width="6.46875in" svg:height="3.2415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4.11118in" svg:width="3.17285in" svg:height="2.0148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6.12601in" svg:width="3.17285in" svg:height="9.0104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4.11118in" svg:width="3.18848in" svg:height="2.01483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6.12601in" svg:width="3.18848in" svg:height="9.0104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5.54408in" svg:width="1.6875in" svg:height="0.8928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11/2017</text:date></text:span></text:p>
        </draw:text-box>
        <svg:title/>
        <svg:desc/>
      </draw:frame>
      <draw:frame draw:id="id32" presentation:style-name="a204" draw:name="Footer Placeholder 7" svg:x="2.48438in" svg:y="15.54408in" svg:width="2.53125in" svg:height="0.8928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5.54408in" svg:width="1.6875in" svg:height="0.8928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929in" svg:width="6.46875in" svg:height="3.2415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5.54408in" svg:width="1.6875in" svg:height="0.89289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11/2017</text:date></text:span></text:p>
        </draw:text-box>
        <svg:title/>
        <svg:desc/>
      </draw:frame>
      <draw:frame draw:id="id36" presentation:style-name="a219" draw:name="Footer Placeholder 3" svg:x="2.48438in" svg:y="15.54408in" svg:width="2.53125in" svg:height="0.89289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5.54408in" svg:width="1.6875in" svg:height="0.89289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5.54408in" svg:width="1.6875in" svg:height="0.8928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11/2017</text:date></text:span></text:p>
        </draw:text-box>
        <svg:title/>
        <svg:desc/>
      </draw:frame>
      <draw:frame draw:id="id39" presentation:style-name="a230" draw:name="Footer Placeholder 2" svg:x="2.48438in" svg:y="15.54408in" svg:width="2.53125in" svg:height="0.8928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5.54408in" svg:width="1.6875in" svg:height="0.8928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11806in" svg:width="2.41895in" svg:height="3.91319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41469in" svg:width="3.79688in" svg:height="11.9181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5.03125in" svg:width="2.41895in" svg:height="9.3210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5.54408in" svg:width="1.6875in" svg:height="0.8928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11/2017</text:date></text:span></text:p>
        </draw:text-box>
        <svg:title/>
        <svg:desc/>
      </draw:frame>
      <draw:frame draw:id="id45" presentation:style-name="a266" draw:name="Footer Placeholder 5" svg:x="2.48438in" svg:y="15.54408in" svg:width="2.53125in" svg:height="0.8928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5.54408in" svg:width="1.6875in" svg:height="0.8928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11806in" svg:width="2.41895in" svg:height="3.91319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41469in" svg:width="3.79688in" svg:height="11.9181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5.03125in" svg:width="2.41895in" svg:height="9.3210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5.54408in" svg:width="1.6875in" svg:height="0.8928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7/11/2017</text:date></text:span></text:p>
        </draw:text-box>
        <svg:title/>
        <svg:desc/>
      </draw:frame>
      <draw:frame draw:id="id51" presentation:style-name="a289" draw:name="Footer Placeholder 5" svg:x="2.48438in" svg:y="15.54408in" svg:width="2.53125in" svg:height="0.8928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5.54408in" svg:width="1.6875in" svg:height="0.8928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929in" svg:width="6.46875in" svg:height="3.2415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46446in" svg:width="6.46875in" svg:height="10.6409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5.54408in" svg:width="1.6875in" svg:height="0.89289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7/11/2017</text:date></text:span></text:p>
        </draw:text-box>
        <svg:title/>
        <svg:desc/>
      </draw:frame>
      <draw:frame draw:id="id56" presentation:style-name="a321" draw:name="Footer Placeholder 4" svg:x="2.48438in" svg:y="15.54408in" svg:width="2.53125in" svg:height="0.89289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5.54408in" svg:width="1.6875in" svg:height="0.8928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9289in" svg:width="1.61719in" svg:height="14.21251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9289in" svg:width="4.75781in" svg:height="14.2125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5.54408in" svg:width="1.6875in" svg:height="0.8928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7/11/2017</text:date></text:span></text:p>
        </draw:text-box>
        <svg:title/>
        <svg:desc/>
      </draw:frame>
      <draw:frame draw:id="id61" presentation:style-name="a353" draw:name="Footer Placeholder 4" svg:x="2.48438in" svg:y="15.54408in" svg:width="2.53125in" svg:height="0.8928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5.54408in" svg:width="1.6875in" svg:height="0.8928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17T16:19:36Z</dc:date>
    <meta:template xlink:href="Office%20Theme" xlink:type="simple"/>
    <meta:editing-cycles>20</meta:editing-cycles>
    <meta:editing-duration>PT341985S</meta:editing-duration>
    <meta:document-statistic meta:paragraph-count="63" meta:word-count="195"/>
  </office:meta>
</office:document-meta>
</file>